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Number.getTextDeco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Number.getAlignmentAdju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Number.startOf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Number.endOf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Number.getCommonFo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Number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Number.getCommonBorderPaddingBackgr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Number.getAlignmentBase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Number.getBaselineShif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Number.PageNumber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Number.getDominantBase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Number.bind( PropertyList p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geNumber.getLine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Number.getCol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Number.validateChildNode( Locator loc , String nsURI , String loca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geNumber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